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6cm" table:align="left"/>
    </style:style>
    <style:style style:name="Tabell2.A" style:family="table-column">
      <style:table-column-properties style:column-width="3.226cm"/>
    </style:style>
    <style:style style:name="Tabell2.B" style:family="table-column">
      <style:table-column-properties style:column-width="5.876cm"/>
    </style:style>
    <style:style style:name="Tabell2.C" style:family="table-column">
      <style:table-column-properties style:column-width="0.051cm"/>
    </style:style>
    <style:style style:name="Tabell2.D" style:family="table-column">
      <style:table-column-properties style:column-width="3.651cm"/>
    </style:style>
    <style:style style:name="Tabell2.E" style:family="table-column">
      <style:table-column-properties style:column-width="1.984cm"/>
    </style:style>
    <style:style style:name="Tabell2.F" style:family="table-column">
      <style:table-column-properties style:column-width="2.171cm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table:number-columns-spanned="2" office:value-type="string">
            <text:p text:style-name="Table_20_Contents">Uppgift</text:p>
          </table:table-cell>
          <table:covered-table-cell/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table:number-columns-spanned="2" office:value-type="string">
            <text:list xml:id="list898746158542406139" text:style-name="L1">
              <text:list-header>
                <text:p text:style-name="P3">Testspecifikation med testfall påbörjas</text:p>
              </text:list-header>
            </text:list>
          </table:table-cell>
          <table:covered-table-cell/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table:number-columns-spanned="2" office:value-type="string">
            <text:list xml:id="list5815373192947949735" text:style-name="L2">
              <text:list-header>
                <text:p text:style-name="P4">Systemtest och testrapport</text:p>
              </text:list-header>
            </text:list>
          </table:table-cell>
          <table:covered-table-cell/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BK1</text:p>
          </table:table-cell>
          <table:table-cell table:style-name="Tabell2.A2" table:number-columns-spanned="2" office:value-type="string">
            <text:p text:style-name="P2">Stora delar i spelet ska genereras på nytt varje gång man påbörjar ett nytt spel.</text:p>
          </table:table-cell>
          <table:covered-table-cell/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5h</text:p>
          </table:table-cell>
        </table:table-row>
        <table:table-row>
          <table:table-cell table:style-name="Tabell2.F2" table:number-columns-spanned="6" office:value-type="string">
            <text:p text:style-name="Table_20_Contents">↑OBS: Fortfarande planeringstadie, 3h | Grunderna är klara nu! <text:s/>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2 </text:p>
          </table:table-cell>
          <table:table-cell table:style-name="Tabell2.A2" table:number-columns-spanned="2" office:value-type="string">
            <text:p text:style-name="P2">intervjua Actors</text:p>
          </table:table-cell>
          <table:covered-table-cell/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2h</text:p>
          </table:table-cell>
        </table:table-row>
        <table:table-row>
          <table:table-cell table:style-name="Tabell2.F2" table:number-columns-spanned="6" office:value-type="string">
            <text:p text:style-name="P1">↑OBS: Fortfarande planeringstadie, 2h | Grunderna är klara nu! <text:s/>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1">-</text:p>
          </table:table-cell>
          <table:table-cell table:style-name="Tabell2.A2" office:value-type="string">
            <text:p text:style-name="P1">Text Till Kod </text:p>
          </table:table-cell>
          <table:table-cell table:style-name="Tabell2.A2" table:number-columns-spanned="2" office:value-type="string">
            <text:p text:style-name="P1">Påbörjad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5h</text:p>
          </table:table-cell>
        </table:table-row>
        <table:table-row>
          <table:table-cell table:style-name="Tabell2.A2" office:value-type="string">
            <text:p text:style-name="P1">-</text:p>
          </table:table-cell>
          <table:table-cell table:style-name="Tabell2.A2" office:value-type="string">
            <text:p text:style-name="P1">Att röra sig i huset</text:p>
          </table:table-cell>
          <table:table-cell table:style-name="Tabell2.A2" table:number-columns-spanned="2" office:value-type="string">
            <text:p text:style-name="P1">Påbörjad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30min</text:p>
          </table:table-cell>
        </table:table-row>
        <table:table-row>
          <table:table-cell table:style-name="Tabell2.A2" office:value-type="string">
            <text:p text:style-name="P1">-</text:p>
          </table:table-cell>
          <table:table-cell table:style-name="Tabell2.A2" office:value-type="string">
            <text:p text:style-name="P1">Läst på om Canvas</text:p>
          </table:table-cell>
          <table:table-cell table:style-name="Tabell2.A2" table:number-columns-spanned="2" office:value-type="string">
            <text:p text:style-name="P1">Påbörjad/klar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1h</text:p>
          </table:table-cell>
        </table:table-row>
        <table:table-row>
          <table:table-cell table:style-name="Tabell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>14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9H25M44S</meta:editing-duration>
    <meta:editing-cycles>12</meta:editing-cycles>
    <meta:generator>OpenOffice.org/3.4.1$Win32 OpenOffice.org_project/341m1$Build-9593</meta:generator>
    <dc:date>2014-04-20T21:39:03.34</dc:date>
    <meta:document-statistic meta:table-count="1" meta:image-count="0" meta:object-count="0" meta:page-count="1" meta:paragraph-count="44" meta:word-count="105" meta:character-count="567"/>
    <meta:user-defined meta:name="Info 1"/>
    <meta:user-defined meta:name="Info 2"/>
    <meta:user-defined meta:name="Info 3"/>
    <meta:user-defined meta:name="Info 4"/>
  </office:meta>
</office:document-meta>
</file>